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Times New Roman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Text_20_body" style:list-style-name="L4">
      <style:paragraph-properties fo:text-align="start" style:justify-single-word="false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Text_20_body" style:list-style-name="L5">
      <style:paragraph-properties fo:text-align="start" style:justify-single-word="false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Text_20_body" style:list-style-name="L2">
      <style:paragraph-properties fo:text-align="start" style:justify-single-word="false"/>
    </style:style>
    <style:style style:name="P12" style:family="paragraph" style:parent-style-name="Text_20_body" style:list-style-name="L4">
      <style:paragraph-properties fo:text-align="start" style:justify-single-word="false"/>
    </style:style>
    <style:style style:name="P13" style:family="paragraph" style:parent-style-name="Text_20_body" style:list-style-name="L2">
      <style:paragraph-properties fo:margin-left="0.9846in" fo:margin-right="0in" fo:text-align="start" style:justify-single-word="false" fo:text-indent="-0.25in" style:auto-text-indent="false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4" style:family="paragraph" style:parent-style-name="Text_20_body" style:list-style-name="L4">
      <style:paragraph-properties fo:margin-left="0.9846in" fo:margin-right="0in" fo:text-align="start" style:justify-single-word="false" fo:text-indent="-0.25in" style:auto-text-indent="false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5" style:family="paragraph" style:parent-style-name="Text_20_body" style:list-style-name="L2">
      <style:paragraph-properties fo:margin-left="0.4925in" fo:margin-right="0in" fo:text-align="start" style:justify-single-word="false" fo:text-indent="-0.25in" style:auto-text-indent="false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6" style:family="paragraph" style:parent-style-name="Text_20_body" style:list-style-name="L4">
      <style:paragraph-properties fo:margin-left="0.4925in" fo:margin-right="0in" fo:text-align="start" style:justify-single-word="false" fo:text-indent="-0.25in" style:auto-text-indent="false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7" style:family="paragraph" style:parent-style-name="Text_20_body" style:list-style-name="L3">
      <style:paragraph-properties fo:margin-left="0in" fo:margin-right="0in" fo:text-align="start" style:justify-single-word="false" fo:text-indent="0in" style:auto-text-indent="false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Text_20_body" style:list-style-name="L4">
      <style:paragraph-properties fo:margin-left="1.4772in" fo:margin-right="0in" fo:text-align="start" style:justify-single-word="false" fo:text-indent="-0.25in" style:auto-text-indent="false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hancing the Tutorial Project I</text:p>
      <text:p text:style-name="P6"/>
      <text:p text:style-name="P5">Using your tutorial1 project:</text:p>
      <text:p text:style-name="P5"/>
      <text:p text:style-name="P5">1. Envelopes - Creating percussive sounds:</text:p>
      <text:list xml:id="list18420931131" text:style-name="L1">
        <text:list-item>
          <text:p text:style-name="P7">Click <text:span text:style-name="T1">Envelope Library</text:span> button at bottom-left of the screen and follow the Tutorial instructions to create new envelopes.</text:p>
        </text:list-item>
        <text:list-item>
          <text:p text:style-name="P7">Create an envelope with the following coordinates:</text:p>
        </text:list-item>
      </text:list>
      <text:p text:style-name="P1"><text:tab/><text:tab/>x=0, y=0;<text:tab/><text:tab/></text:p>
      <text:p text:style-name="P1"><text:s/><text:tab/><text:tab/>x=0.13, y=1.00;<text:tab/><text:tab/>set new segment to EXPONENTIAL (red) and FLEXIBLE</text:p>
      <text:p text:style-name="P1"><text:tab/><text:tab/>x=0.21, y=0.28;</text:p>
      <text:p text:style-name="P1"><text:tab/><text:tab/>x=1.00, y=0;<text:tab/><text:tab/>set new segment to EXPONENTIAL and FLEXIBLE</text:p>
      <text:p text:style-name="P1">2. Spectrum:</text:p>
      <text:list xml:id="list1504052971" text:style-name="L2">
        <text:list-item>
          <text:p text:style-name="P11"><text:span text:style-name="T2">Click on the </text:span><text:span text:style-name="T3">Folder Spectrum</text:span><text:span text:style-name="T2"> to create a new object, sp2</text:span></text:p>
        </text:list-item>
        <text:list-item>
          <text:p text:style-name="P8">Click on <text:span text:style-name="T4">Spectrum sp2</text:span></text:p>
        </text:list-item>
        <text:list-item>
          <text:p text:style-name="P8">Set <text:span text:style-name="T1">Deviation</text:span> to 0.8</text:p>
        </text:list-item>
        <text:list-item>
          <text:p text:style-name="P13">For Partial 1, Insert Function and choose EnvLib</text:p>
        </text:list-item>
        <text:list-item>
          <text:p text:style-name="P8">Select Envelope 2 and scale 1</text:p>
        </text:list-item>
        <text:list-item>
          <text:p text:style-name="P15">Add 4 more partials and scale them, respectively, to 0.7, 0.45, 0.21, and 0,15</text:p>
        </text:list-item>
      </text:list>
      <text:list xml:id="list1670735369" text:style-name="L3">
        <text:list-header>
          <text:p text:style-name="P17">3. Click on Bottom s1:</text:p>
        </text:list-header>
      </text:list>
      <text:list xml:id="list1815841131" text:style-name="L4">
        <text:list-item>
          <text:p text:style-name="P9">Drag <text:span text:style-name="T4">Spectrum sp2</text:span> into the white box where it says <text:span text:style-name="T1">Child Type | Class |Name</text:span> underneath sp1</text:p>
        </text:list-item>
        <text:list-item>
          <text:p text:style-name="P9">Raise<text:span text:style-name="T1"> Number of Children to Create</text:span> to 45</text:p>
        </text:list-item>
        <text:list-item>
          <text:p text:style-name="P9">Leave<text:span text:style-name="T1"> Child Start Time</text:span> Random between 0 and 25</text:p>
        </text:list-item>
        <text:list-item>
          <text:p text:style-name="P9">Click on <text:span text:style-name="T5">Child Type</text:span> - Insert Function</text:p>
        </text:list-item>
        <text:list-item>
          <text:p text:style-name="P14">Choose <text:span text:style-name="T1">Select</text:span></text:p>
        </text:list-item>
        <text:list-item>
          <text:p text:style-name="P18">For <text:span text:style-name="T1">Choice index</text:span>, Insert Function, choose RandomInt, Lower Bound=0, Higher=1</text:p>
        </text:list-item>
        <text:list-item>
          <text:p text:style-name="P18">Add 2 nodes: enter 0 <text:s/>in the first box and 1 in the second box</text:p>
        </text:list-item>
        <text:list-item>
          <text:p text:style-name="P16">Click on <text:span text:style-name="T1">Child Duration</text:span> – Insert Function</text:p>
        </text:list-item>
        <text:list-item>
          <text:p text:style-name="P14">Choose<text:span text:style-name="T1"> Select</text:span></text:p>
          <text:list>
            <text:list-item>
              <text:list>
                <text:list-item>
                  <text:list>
                    <text:list-item>
                      <text:p text:style-name="P9">For <text:span text:style-name="T1">Choice index</text:span>, Insert Function, choose CURRENT_TYPE</text:p>
                    </text:list-item>
                    <text:list-item>
                      <text:p text:style-name="P9">Add 2 nodes: enter 3 <text:s/>in the first box and 0.2 in the second box</text:p>
                    </text:list-item>
                  </text:list>
                </text:list-item>
                <text:list-item>
                  <text:p text:style-name="P12"><text:span text:style-name="T2">set </text:span><text:span text:style-name="T3">Max Child Duration</text:span><text:span text:style-name="T2"> at 3 sec.</text:span></text:p>
                </text:list-item>
              </text:list>
            </text:list-item>
          </text:list>
        </text:list-item>
        <text:list-item>
          <text:p text:style-name="P9">Click on<text:span text:style-name="T1"> Reverb</text:span> – Insert Function</text:p>
        </text:list-item>
        <text:list-item>
          <text:p text:style-name="P14">Choose <text:span text:style-name="T1">REV_Simple</text:span></text:p>
        </text:list-item>
        <text:list-item>
          <text:p text:style-name="P14"><text:span text:style-name="T1">Room Size</text:span> – Insert Function</text:p>
        </text:list-item>
        <text:list-item>
          <text:p text:style-name="P14">Choose <text:span text:style-name="T1">Select</text:span></text:p>
          <text:list>
            <text:list-item>
              <text:list>
                <text:list-item>
                  <text:list>
                    <text:list-item>
                      <text:p text:style-name="P18">For <text:span text:style-name="T1">Choice index</text:span>, Insert Function, choose <text:span text:style-name="T1">CURRENT_TYPE</text:span></text:p>
                    </text:list-item>
                    <text:list-item>
                      <text:p text:style-name="P18"><text:soft-page-break/>Add 2 nodes: enter 0.7 <text:s/>in the first box and 0.01 in the second box</text:p>
                    </text:list-item>
                  </text:list>
                </text:list-item>
              </text:list>
            </text:list-item>
          </text:list>
        </text:list-item>
      </text:list>
      <text:p text:style-name="P1">4. Save Project</text:p>
      <text:p text:style-name="P1">5. Click on Project:</text:p>
      <text:list xml:id="list1376745521" text:style-name="L5">
        <text:list-item>
          <text:p text:style-name="P10">Synthesize</text:p>
        </text:list-item>
      </text:list>
      <text:p text:style-name="P1"/>
      <text:p text:style-name="P1">Change the seed of your random number generator and produce another/more version(s).</text:p>
      <text:p text:style-name="P1">______________________________________________________________________________________________</text:p>
      <text:p text:style-name="P1">How can you make the difference between sustained and percussive sounds more obvious ?</text:p>
      <text:p text:style-name="P2">HINT: in this case, percussive sounds sound better if their frequency is low (but still in that range) and if they are louder than the sustained sounds.</text:p>
      <text:p text:style-name="P3">EXPERI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ver Tipei</meta:initial-creator>
    <meta:creation-date>2015-10-11T15:49:45</meta:creation-date>
    <dc:date>2015-10-14T13:26:10</dc:date>
    <meta:editing-duration>PT43M</meta:editing-duration>
    <meta:editing-cycles>5</meta:editing-cycles>
    <meta:generator>LibreOffice/3.5$Linux_X86_64 LibreOffice_project/350m1$Build-2</meta:generator>
    <meta:print-date>2015-10-14T13:25:20</meta:print-date>
    <meta:document-statistic meta:table-count="0" meta:image-count="0" meta:object-count="0" meta:page-count="2" meta:paragraph-count="43" meta:word-count="350" meta:character-count="1994" meta:non-whitespace-character-count="1698"/>
  </office:meta>
</office:document-meta>
</file>